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eadingQuiz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ReadingQuiz11</text:p>
          </table:table-cell>
          <table:table-cell office:value-type="string" calcext:value-type="string">
            <text:p>ReadingQuiz12</text:p>
          </table:table-cell>
          <table:table-cell office:value-type="string" calcext:value-type="string">
            <text:p>Midterm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7" office:value-type="float" office:value="0.777777777777778" calcext:value-type="float">
            <text:p>0.77777777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office:value-type="float" office:value="1" calcext:value-type="float">
            <text:p>1</text:p>
          </table:table-cell>
          <table:table-cell/>
          <table:table-cell table:formula="of:=21/27" office:value-type="float" office:value="0.777777777777778" calcext:value-type="float">
            <text:p>0.77777777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+0.5)/22" office:value-type="float" office:value="0.954545454545455" calcext:value-type="float">
            <text:p>0.954545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8" office:value-type="float" office:value="0.732142857142857" calcext:value-type="float">
            <text:p>0.73214285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7" office:value-type="float" office:value="0.759259259259259" calcext:value-type="float">
            <text:p>0.759259259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00/00/0000</text:date>, <text:time style:data-style-name="N2" text:time-value="08:07:53.513191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2-04T08:29:14.761614160</dc:date>
    <meta:editing-duration>PT13H3M29S</meta:editing-duration>
    <meta:editing-cycles>182</meta:editing-cycles>
    <meta:generator>LibreOffice/5.1.6.2$Linux_X86_64 LibreOffice_project/10m0$Build-2</meta:generator>
    <meta:document-statistic meta:table-count="1" meta:cell-count="528" meta:object-count="0"/>
  </office:meta>
</office:document-meta>
</file>